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office:value-type="float" office:value="1">
            <text:p>1</text:p>
          </table:table-cell>
          <table:table-cell office:value-type="string">
            <text:p><text:a xlink:href="http://sports.espn.go.com/ncf/clubhouse?teamId=30">USC</text:a></text:p>
          </table:table-cell>
          <table:table-cell table:formula="oooc:=CONCATENATE(&quot;insert into ranks values(0,(select team_id from teams where school_nm = '&quot;;TRIM([.B1]);&quot;' or abbreviation = '&quot;;TRIM([.B1]);&quot;'),2007,5,&quot;;[.A1];&quot;);&quot;)" office:value-type="string" office:string-value="insert into ranks values(0,(select team_id from teams where school_nm = 'USC' or abbreviation = 'USC'),2007,5,1);">
            <text:p>insert into ranks values(0,(select team_id from teams where school_nm = 'USC' or abbreviation = 'USC'),2007,5,1);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a xlink:href="http://sports.espn.go.com/ncf/clubhouse?teamId=99">LSU</text:a></text:p>
          </table:table-cell>
          <table:table-cell table:formula="oooc:=CONCATENATE(&quot;insert into ranks values(0,(select team_id from teams where school_nm = '&quot;;TRIM([.B2]);&quot;' or abbreviation = '&quot;;TRIM([.B2]);&quot;'),2007,5,&quot;;[.A2];&quot;);&quot;)" office:value-type="string" office:string-value="insert into ranks values(0,(select team_id from teams where school_nm = 'LSU' or abbreviation = 'LSU'),2007,5,2);">
            <text:p>insert into ranks values(0,(select team_id from teams where school_nm = 'LSU' or abbreviation = 'LSU'),2007,5,2);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a xlink:href="http://sports.espn.go.com/ncf/clubhouse?teamId=201">Oklahoma</text:a></text:p>
          </table:table-cell>
          <table:table-cell table:formula="oooc:=CONCATENATE(&quot;insert into ranks values(0,(select team_id from teams where school_nm = '&quot;;TRIM([.B3]);&quot;' or abbreviation = '&quot;;TRIM([.B3]);&quot;'),2007,5,&quot;;[.A3];&quot;);&quot;)" office:value-type="string" office:string-value="insert into ranks values(0,(select team_id from teams where school_nm = 'Oklahoma' or abbreviation = 'Oklahoma'),2007,5,3);">
            <text:p>insert into ranks values(0,(select team_id from teams where school_nm = 'Oklahoma' or abbreviation = 'Oklahoma'),2007,5,3);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a xlink:href="http://sports.espn.go.com/ncf/clubhouse?teamId=57">Florida</text:a></text:p>
          </table:table-cell>
          <table:table-cell table:formula="oooc:=CONCATENATE(&quot;insert into ranks values(0,(select team_id from teams where school_nm = '&quot;;TRIM([.B4]);&quot;' or abbreviation = '&quot;;TRIM([.B4]);&quot;'),2007,5,&quot;;[.A4];&quot;);&quot;)" office:value-type="string" office:string-value="insert into ranks values(0,(select team_id from teams where school_nm = 'Florida' or abbreviation = 'Florida'),2007,5,4);">
            <text:p>insert into ranks values(0,(select team_id from teams where school_nm = 'Florida' or abbreviation = 'Florida'),2007,5,4);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a xlink:href="http://sports.espn.go.com/ncf/clubhouse?teamId=277">West Virginia</text:a></text:p>
          </table:table-cell>
          <table:table-cell table:formula="oooc:=CONCATENATE(&quot;insert into ranks values(0,(select team_id from teams where school_nm = '&quot;;TRIM([.B5]);&quot;' or abbreviation = '&quot;;TRIM([.B5]);&quot;'),2007,5,&quot;;[.A5];&quot;);&quot;)" office:value-type="string" office:string-value="insert into ranks values(0,(select team_id from teams where school_nm = 'West Virginia' or abbreviation = 'West Virginia'),2007,5,5);">
            <text:p>insert into ranks values(0,(select team_id from teams where school_nm = 'West Virginia' or abbreviation = 'West Virginia'),2007,5,5);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a xlink:href="http://sports.espn.go.com/ncf/clubhouse?teamId=25">California</text:a></text:p>
          </table:table-cell>
          <table:table-cell table:formula="oooc:=CONCATENATE(&quot;insert into ranks values(0,(select team_id from teams where school_nm = '&quot;;TRIM([.B6]);&quot;' or abbreviation = '&quot;;TRIM([.B6]);&quot;'),2007,5,&quot;;[.A6];&quot;);&quot;)" office:value-type="string" office:string-value="insert into ranks values(0,(select team_id from teams where school_nm = 'California' or abbreviation = 'California'),2007,5,6);">
            <text:p>insert into ranks values(0,(select team_id from teams where school_nm = 'California' or abbreviation = 'California'),2007,5,6);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a xlink:href="http://sports.espn.go.com/ncf/clubhouse?teamId=251">Texas</text:a></text:p>
          </table:table-cell>
          <table:table-cell table:formula="oooc:=CONCATENATE(&quot;insert into ranks values(0,(select team_id from teams where school_nm = '&quot;;TRIM([.B7]);&quot;' or abbreviation = '&quot;;TRIM([.B7]);&quot;'),2007,5,&quot;;[.A7];&quot;);&quot;)" office:value-type="string" office:string-value="insert into ranks values(0,(select team_id from teams where school_nm = 'Texas' or abbreviation = 'Texas'),2007,5,7);">
            <text:p>insert into ranks values(0,(select team_id from teams where school_nm = 'Texas' or abbreviation = 'Texas'),2007,5,7);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a xlink:href="http://sports.espn.go.com/ncf/clubhouse?teamId=194">Ohio State</text:a></text:p>
          </table:table-cell>
          <table:table-cell table:formula="oooc:=CONCATENATE(&quot;insert into ranks values(0,(select team_id from teams where school_nm = '&quot;;TRIM([.B8]);&quot;' or abbreviation = '&quot;;TRIM([.B8]);&quot;'),2007,5,&quot;;[.A8];&quot;);&quot;)" office:value-type="string" office:string-value="insert into ranks values(0,(select team_id from teams where school_nm = 'Ohio State' or abbreviation = 'Ohio State'),2007,5,8);">
            <text:p>insert into ranks values(0,(select team_id from teams where school_nm = 'Ohio State' or abbreviation = 'Ohio State'),2007,5,8);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a xlink:href="http://sports.espn.go.com/ncf/clubhouse?teamId=275">Wisconsin</text:a></text:p>
          </table:table-cell>
          <table:table-cell table:formula="oooc:=CONCATENATE(&quot;insert into ranks values(0,(select team_id from teams where school_nm = '&quot;;TRIM([.B9]);&quot;' or abbreviation = '&quot;;TRIM([.B9]);&quot;'),2007,5,&quot;;[.A9];&quot;);&quot;)" office:value-type="string" office:string-value="insert into ranks values(0,(select team_id from teams where school_nm = 'Wisconsin' or abbreviation = 'Wisconsin'),2007,5,9);">
            <text:p>insert into ranks values(0,(select team_id from teams where school_nm = 'Wisconsin' or abbreviation = 'Wisconsin'),2007,5,9);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a xlink:href="http://sports.espn.go.com/ncf/clubhouse?teamId=164">Rutgers</text:a></text:p>
          </table:table-cell>
          <table:table-cell table:formula="oooc:=CONCATENATE(&quot;insert into ranks values(0,(select team_id from teams where school_nm = '&quot;;TRIM([.B10]);&quot;' or abbreviation = '&quot;;TRIM([.B10]);&quot;'),2007,5,&quot;;[.A10];&quot;);&quot;)" office:value-type="string" office:string-value="insert into ranks values(0,(select team_id from teams where school_nm = 'Rutgers' or abbreviation = 'Rutgers'),2007,5,10);">
            <text:p>insert into ranks values(0,(select team_id from teams where school_nm = 'Rutgers' or abbreviation = 'Rutgers'),2007,5,10);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a xlink:href="http://sports.espn.go.com/ncf/clubhouse?teamId=2483">Oregon</text:a></text:p>
          </table:table-cell>
          <table:table-cell table:formula="oooc:=CONCATENATE(&quot;insert into ranks values(0,(select team_id from teams where school_nm = '&quot;;TRIM([.B11]);&quot;' or abbreviation = '&quot;;TRIM([.B11]);&quot;'),2007,5,&quot;;[.A11];&quot;);&quot;)" office:value-type="string" office:string-value="insert into ranks values(0,(select team_id from teams where school_nm = 'Oregon' or abbreviation = 'Oregon'),2007,5,11);">
            <text:p>insert into ranks values(0,(select team_id from teams where school_nm = 'Oregon' or abbreviation = 'Oregon'),2007,5,11);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a xlink:href="http://sports.espn.go.com/ncf/clubhouse?teamId=103">Boston College</text:a></text:p>
          </table:table-cell>
          <table:table-cell table:formula="oooc:=CONCATENATE(&quot;insert into ranks values(0,(select team_id from teams where school_nm = '&quot;;TRIM([.B12]);&quot;' or abbreviation = '&quot;;TRIM([.B12]);&quot;'),2007,5,&quot;;[.A12];&quot;);&quot;)" office:value-type="string" office:string-value="insert into ranks values(0,(select team_id from teams where school_nm = 'Boston College' or abbreviation = 'Boston College'),2007,5,12);">
            <text:p>insert into ranks values(0,(select team_id from teams where school_nm = 'Boston College' or abbreviation = 'Boston College'),2007,5,12);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a xlink:href="http://sports.espn.go.com/ncf/clubhouse?teamId=228">Clemson</text:a></text:p>
          </table:table-cell>
          <table:table-cell table:formula="oooc:=CONCATENATE(&quot;insert into ranks values(0,(select team_id from teams where school_nm = '&quot;;TRIM([.B13]);&quot;' or abbreviation = '&quot;;TRIM([.B13]);&quot;'),2007,5,&quot;;[.A13];&quot;);&quot;)" office:value-type="string" office:string-value="insert into ranks values(0,(select team_id from teams where school_nm = 'Clemson' or abbreviation = 'Clemson'),2007,5,13);">
            <text:p>insert into ranks values(0,(select team_id from teams where school_nm = 'Clemson' or abbreviation = 'Clemson'),2007,5,13);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a xlink:href="http://sports.espn.go.com/ncf/clubhouse?teamId=96">Kentucky</text:a></text:p>
          </table:table-cell>
          <table:table-cell table:formula="oooc:=CONCATENATE(&quot;insert into ranks values(0,(select team_id from teams where school_nm = '&quot;;TRIM([.B14]);&quot;' or abbreviation = '&quot;;TRIM([.B14]);&quot;'),2007,5,&quot;;[.A14];&quot;);&quot;)" office:value-type="string" office:string-value="insert into ranks values(0,(select team_id from teams where school_nm = 'Kentucky' or abbreviation = 'Kentucky'),2007,5,14);">
            <text:p>insert into ranks values(0,(select team_id from teams where school_nm = 'Kentucky' or abbreviation = 'Kentucky'),2007,5,14);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a xlink:href="http://sports.espn.go.com/ncf/clubhouse?teamId=61">Georgia</text:a></text:p>
          </table:table-cell>
          <table:table-cell table:formula="oooc:=CONCATENATE(&quot;insert into ranks values(0,(select team_id from teams where school_nm = '&quot;;TRIM([.B15]);&quot;' or abbreviation = '&quot;;TRIM([.B15]);&quot;'),2007,5,&quot;;[.A15];&quot;);&quot;)" office:value-type="string" office:string-value="insert into ranks values(0,(select team_id from teams where school_nm = 'Georgia' or abbreviation = 'Georgia'),2007,5,15);">
            <text:p>insert into ranks values(0,(select team_id from teams where school_nm = 'Georgia' or abbreviation = 'Georgia'),2007,5,15);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a xlink:href="http://sports.espn.go.com/ncf/clubhouse?teamId=2579">South Carolina</text:a></text:p>
          </table:table-cell>
          <table:table-cell table:formula="oooc:=CONCATENATE(&quot;insert into ranks values(0,(select team_id from teams where school_nm = '&quot;;TRIM([.B16]);&quot;' or abbreviation = '&quot;;TRIM([.B16]);&quot;'),2007,5,&quot;;[.A16];&quot;);&quot;)" office:value-type="string" office:string-value="insert into ranks values(0,(select team_id from teams where school_nm = 'South Carolina' or abbreviation = 'South Carolina'),2007,5,16);">
            <text:p>insert into ranks values(0,(select team_id from teams where school_nm = 'South Carolina' or abbreviation = 'South Carolina'),2007,5,16);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a xlink:href="http://sports.espn.go.com/ncf/clubhouse?teamId=259">Virginia Tech</text:a></text:p>
          </table:table-cell>
          <table:table-cell table:formula="oooc:=CONCATENATE(&quot;insert into ranks values(0,(select team_id from teams where school_nm = '&quot;;TRIM([.B17]);&quot;' or abbreviation = '&quot;;TRIM([.B17]);&quot;'),2007,5,&quot;;[.A17];&quot;);&quot;)" office:value-type="string" office:string-value="insert into ranks values(0,(select team_id from teams where school_nm = 'Virginia Tech' or abbreviation = 'Virginia Tech'),2007,5,17);">
            <text:p>insert into ranks values(0,(select team_id from teams where school_nm = 'Virginia Tech' or abbreviation = 'Virginia Tech'),2007,5,17);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a xlink:href="http://sports.espn.go.com/ncf/clubhouse?teamId=58">South Florida</text:a></text:p>
          </table:table-cell>
          <table:table-cell table:formula="oooc:=CONCATENATE(&quot;insert into ranks values(0,(select team_id from teams where school_nm = '&quot;;TRIM([.B18]);&quot;' or abbreviation = '&quot;;TRIM([.B18]);&quot;'),2007,5,&quot;;[.A18];&quot;);&quot;)" office:value-type="string" office:string-value="insert into ranks values(0,(select team_id from teams where school_nm = 'South Florida' or abbreviation = 'South Florida'),2007,5,18);">
            <text:p>insert into ranks values(0,(select team_id from teams where school_nm = 'South Florida' or abbreviation = 'South Florida'),2007,5,18);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a xlink:href="http://sports.espn.go.com/ncf/clubhouse?teamId=62">Hawaii</text:a></text:p>
          </table:table-cell>
          <table:table-cell table:formula="oooc:=CONCATENATE(&quot;insert into ranks values(0,(select team_id from teams where school_nm = '&quot;;TRIM([.B19]);&quot;' or abbreviation = '&quot;;TRIM([.B19]);&quot;'),2007,5,&quot;;[.A19];&quot;);&quot;)" office:value-type="string" office:string-value="insert into ranks values(0,(select team_id from teams where school_nm = 'Hawaii' or abbreviation = 'Hawaii'),2007,5,19);">
            <text:p>insert into ranks values(0,(select team_id from teams where school_nm = 'Hawaii' or abbreviation = 'Hawaii'),2007,5,19);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a xlink:href="http://sports.espn.go.com/ncf/clubhouse?teamId=142">Missouri</text:a></text:p>
          </table:table-cell>
          <table:table-cell table:formula="oooc:=CONCATENATE(&quot;insert into ranks values(0,(select team_id from teams where school_nm = '&quot;;TRIM([.B20]);&quot;' or abbreviation = '&quot;;TRIM([.B20]);&quot;'),2007,5,&quot;;[.A20];&quot;);&quot;)" office:value-type="string" office:string-value="insert into ranks values(0,(select team_id from teams where school_nm = 'Missouri' or abbreviation = 'Missouri'),2007,5,20);">
            <text:p>insert into ranks values(0,(select team_id from teams where school_nm = 'Missouri' or abbreviation = 'Missouri'),2007,5,20);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a xlink:href="http://sports.espn.go.com/ncf/clubhouse?teamId=213">Penn State</text:a></text:p>
          </table:table-cell>
          <table:table-cell table:formula="oooc:=CONCATENATE(&quot;insert into ranks values(0,(select team_id from teams where school_nm = '&quot;;TRIM([.B21]);&quot;' or abbreviation = '&quot;;TRIM([.B21]);&quot;'),2007,5,&quot;;[.A21];&quot;);&quot;)" office:value-type="string" office:string-value="insert into ranks values(0,(select team_id from teams where school_nm = 'Penn State' or abbreviation = 'Penn State'),2007,5,21);">
            <text:p>insert into ranks values(0,(select team_id from teams where school_nm = 'Penn State' or abbreviation = 'Penn State'),2007,5,21);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a xlink:href="http://sports.espn.go.com/ncf/clubhouse?teamId=333">Alabama</text:a></text:p>
          </table:table-cell>
          <table:table-cell table:formula="oooc:=CONCATENATE(&quot;insert into ranks values(0,(select team_id from teams where school_nm = '&quot;;TRIM([.B22]);&quot;' or abbreviation = '&quot;;TRIM([.B22]);&quot;'),2007,5,&quot;;[.A22];&quot;);&quot;)" office:value-type="string" office:string-value="insert into ranks values(0,(select team_id from teams where school_nm = 'Alabama' or abbreviation = 'Alabama'),2007,5,22);">
            <text:p>insert into ranks values(0,(select team_id from teams where school_nm = 'Alabama' or abbreviation = 'Alabama'),2007,5,22);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a xlink:href="http://sports.espn.go.com/ncf/clubhouse?teamId=9">Arizona State</text:a></text:p>
          </table:table-cell>
          <table:table-cell table:formula="oooc:=CONCATENATE(&quot;insert into ranks values(0,(select team_id from teams where school_nm = '&quot;;TRIM([.B23]);&quot;' or abbreviation = '&quot;;TRIM([.B23]);&quot;'),2007,5,&quot;;[.A23];&quot;);&quot;)" office:value-type="string" office:string-value="insert into ranks values(0,(select team_id from teams where school_nm = 'Arizona State' or abbreviation = 'Arizona State'),2007,5,23);">
            <text:p>insert into ranks values(0,(select team_id from teams where school_nm = 'Arizona State' or abbreviation = 'Arizona State'),2007,5,23);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a xlink:href="http://sports.espn.go.com/ncf/clubhouse?teamId=2132">Cincinnati</text:a></text:p>
          </table:table-cell>
          <table:table-cell table:formula="oooc:=CONCATENATE(&quot;insert into ranks values(0,(select team_id from teams where school_nm = '&quot;;TRIM([.B24]);&quot;' or abbreviation = '&quot;;TRIM([.B24]);&quot;'),2007,5,&quot;;[.A24];&quot;);&quot;)" office:value-type="string" office:string-value="insert into ranks values(0,(select team_id from teams where school_nm = 'Cincinnati' or abbreviation = 'Cincinnati'),2007,5,24);">
            <text:p>insert into ranks values(0,(select team_id from teams where school_nm = 'Cincinnati' or abbreviation = 'Cincinnati'),2007,5,24);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a xlink:href="http://sports.espn.go.com/ncf/clubhouse?teamId=158">Nebraska</text:a></text:p>
          </table:table-cell>
          <table:table-cell table:formula="oooc:=CONCATENATE(&quot;insert into ranks values(0,(select team_id from teams where school_nm = '&quot;;TRIM([.B25]);&quot;' or abbreviation = '&quot;;TRIM([.B25]);&quot;'),2007,5,&quot;;[.A25];&quot;);&quot;)" office:value-type="string" office:string-value="insert into ranks values(0,(select team_id from teams where school_nm = 'Nebraska' or abbreviation = 'Nebraska'),2007,5,25);">
            <text:p>insert into ranks values(0,(select team_id from teams where school_nm = 'Nebraska' or abbreviation = 'Nebraska'),2007,5,25);</text:p>
          </table:table-cell>
          <table:table-cell table:style-name="Default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6">09/26/2007</text:date>, <text:time>09:0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9-17T09:57:19</meta:creation-date>
    <dc:date>2007-09-26T09:07:54</dc:date>
    <dc:language>en-US</dc:language>
    <meta:editing-cycles>2</meta:editing-cycles>
    <meta:editing-duration>PT28M34S</meta:editing-duration>
    <meta:user-defined meta:name="Info 1"/>
    <meta:user-defined meta:name="Info 2"/>
    <meta:user-defined meta:name="Info 3"/>
    <meta:user-defined meta:name="Info 4"/>
    <meta:document-statistic meta:table-count="3" meta:cell-count="75"/>
  </office:meta>
</office:document-meta>
</file>